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20.338cm" svg:y="0.712cm">
            <draw:object draw:notify-on-update-of-ranges="Planilha1.E4:Planilha1.E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s</text:p>
          </table:table-cell>
          <table:table-cell office:value-type="string" calcext:value-type="string">
            <text:p>L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:1, A: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, A:1</text:p>
          </table:table-cell>
          <table:table-cell office:value-type="float" office:value="12.62" calcext:value-type="float">
            <text:p>12,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4, A:1</text:p>
          </table:table-cell>
          <table:table-cell office:value-type="float" office:value="6.32" calcext:value-type="float">
            <text:p>6,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8, A:1</text:p>
          </table:table-cell>
          <table:table-cell office:value-type="float" office:value="3.181" calcext:value-type="float">
            <text:p>3,1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6, A:1</text:p>
          </table:table-cell>
          <table:table-cell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32, A:1</text:p>
          </table:table-cell>
          <table:table-cell office:value-type="float" office:value="0.822" calcext:value-type="float">
            <text:p>0,8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64, A:1</text:p>
          </table:table-cell>
          <table:table-cell office:value-type="float" office:value="0.432" calcext:value-type="float">
            <text:p>0,4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76, A:1</text:p>
          </table:table-cell>
          <table:table-cell office:value-type="float" office:value="0.379305" calcext:value-type="float">
            <text:p>0,3793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77, A:1</text:p>
          </table:table-cell>
          <table:table-cell office:value-type="float" office:value="0.371305" calcext:value-type="float">
            <text:p>0,3713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78, A:1</text:p>
          </table:table-cell>
          <table:table-cell office:value-type="float" office:value="0.371935" calcext:value-type="float">
            <text:p>0,371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79, A:1</text:p>
          </table:table-cell>
          <table:table-cell office:value-type="float" office:value="0.365075" calcext:value-type="float">
            <text:p>0,365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80, A:1</text:p>
          </table:table-cell>
          <table:table-cell office:value-type="float" office:value="0.360795" calcext:value-type="float">
            <text:p>0,360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81, A:1</text:p>
          </table:table-cell>
          <table:table-cell office:value-type="float" office:value="0.365205" calcext:value-type="float">
            <text:p>0,3652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81, A:2</text:p>
          </table:table-cell>
          <table:table-cell office:value-type="float" office:value="0.351785" calcext:value-type="float">
            <text:p>0,3517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00, A:2</text:p>
          </table:table-cell>
          <table:table-cell office:value-type="float" office:value="0.289965" calcext:value-type="float">
            <text:p>0,2899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28, A:2</text:p>
          </table:table-cell>
          <table:table-cell office:value-type="float" office:value="0.228775" calcext:value-type="float">
            <text:p>0,2287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50, A:2</text:p>
          </table:table-cell>
          <table:table-cell office:value-type="float" office:value="0.214895" calcext:value-type="float">
            <text:p>0,214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55, A:2</text:p>
          </table:table-cell>
          <table:table-cell office:value-type="float" office:value="0.207125" calcext:value-type="float">
            <text:p>0,207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56, A:2</text:p>
          </table:table-cell>
          <table:table-cell office:value-type="float" office:value="0.207445" calcext:value-type="float">
            <text:p>0,2074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57, A:2</text:p>
          </table:table-cell>
          <table:table-cell office:value-type="float" office:value="0.207765" calcext:value-type="float">
            <text:p>0,2077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58, A:2</text:p>
          </table:table-cell>
          <table:table-cell office:value-type="float" office:value="0.208655" calcext:value-type="float">
            <text:p>0,2086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58, A:3</text:p>
          </table:table-cell>
          <table:table-cell office:value-type="float" office:value="0.205295" calcext:value-type="float">
            <text:p>0,2052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70, A:3</text:p>
          </table:table-cell>
          <table:table-cell office:value-type="float" office:value="0.190155" calcext:value-type="float">
            <text:p>0,1901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80, A:3</text:p>
          </table:table-cell>
          <table:table-cell office:value-type="float" office:value="0.182785" calcext:value-type="float">
            <text:p>0,1827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90, A:3</text:p>
          </table:table-cell>
          <table:table-cell office:value-type="float" office:value="0.175445" calcext:value-type="float">
            <text:p>0,1754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96, A3</text:p>
          </table:table-cell>
          <table:table-cell office:value-type="float" office:value="0.177005" calcext:value-type="float">
            <text:p>0,1770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97, A3</text:p>
          </table:table-cell>
          <table:table-cell office:value-type="float" office:value="0.177415" calcext:value-type="float">
            <text:p>0,1774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197, A4</text:p>
          </table:table-cell>
          <table:table-cell office:value-type="float" office:value="0.173795" calcext:value-type="float">
            <text:p>0,173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30, A4</text:p>
          </table:table-cell>
          <table:table-cell office:value-type="float" office:value="0.15155" calcext:value-type="float">
            <text:p>0,151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40, A4</text:p>
          </table:table-cell>
          <table:table-cell office:value-type="float" office:value="0.152835" calcext:value-type="float">
            <text:p>0,1528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50, A4</text:p>
          </table:table-cell>
          <table:table-cell office:value-type="float" office:value="0.144565" calcext:value-type="float">
            <text:p>0,144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56, A5</text:p>
          </table:table-cell>
          <table:table-cell office:value-type="float" office:value="0.139475" calcext:value-type="float">
            <text:p>0,139475</text:p>
          </table:table-cell>
          <table:table-cell office:value-type="float" office:value="38581" calcext:value-type="float">
            <text:p>38581</text:p>
          </table:table-cell>
          <table:table-cell office:value-type="float" office:value="6440" calcext:value-type="float">
            <text:p>644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:260, A:4</text:p>
          </table:table-cell>
          <table:table-cell office:value-type="float" office:value="0.146565" calcext:value-type="float">
            <text:p>0,146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61, A:4</text:p>
          </table:table-cell>
          <table:table-cell office:value-type="float" office:value="0.146765" calcext:value-type="float">
            <text:p>0,1467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62, A:4</text:p>
          </table:table-cell>
          <table:table-cell office:value-type="float" office:value="0.146965" calcext:value-type="float">
            <text:p>0,1469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62, A:5</text:p>
          </table:table-cell>
          <table:table-cell office:value-type="float" office:value="0.142295" calcext:value-type="float">
            <text:p>0,1422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280, A:5</text:p>
          </table:table-cell>
          <table:table-cell office:value-type="float" office:value="0.134965" calcext:value-type="float">
            <text:p>0,1349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300, A:5</text:p>
          </table:table-cell>
          <table:table-cell office:value-type="float" office:value="0.127695" calcext:value-type="float">
            <text:p>0,127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320, A:5</text:p>
          </table:table-cell>
          <table:table-cell office:value-type="float" office:value="0.120425" calcext:value-type="float">
            <text:p>0,1204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370, A:5</text:p>
          </table:table-cell>
          <table:table-cell office:value-type="float" office:value="0.114885" calcext:value-type="float">
            <text:p>0,1148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400, A:6</text:p>
          </table:table-cell>
          <table:table-cell office:value-type="float" office:value="0.107995" calcext:value-type="float">
            <text:p>0,1079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400, A:10</text:p>
          </table:table-cell>
          <table:table-cell office:value-type="float" office:value="0.103085" calcext:value-type="float">
            <text:p>0,1030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500, A:10</text:p>
          </table:table-cell>
          <table:table-cell office:value-type="float" office:value="0.097345" calcext:value-type="float">
            <text:p>0,097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550, A:10</text:p>
          </table:table-cell>
          <table:table-cell office:value-type="float" office:value="0.090345" calcext:value-type="float">
            <text:p>0,090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640, A:10</text:p>
          </table:table-cell>
          <table:table-cell office:value-type="float" office:value="0.084275" calcext:value-type="float">
            <text:p>0,0842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:800, A10</text:p>
          </table:table-cell>
          <table:table-cell office:value-type="float" office:value="0.079995" calcext:value-type="float">
            <text:p>0,0799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4:19:10.341833292</meta:creation-date>
    <dc:date>2025-11-11T16:44:57.623501412</dc:date>
    <meta:editing-duration>PT13M5S</meta:editing-duration>
    <meta:editing-cycles>2</meta:editing-cycles>
    <meta:generator>LibreOffice/7.3.7.2$Linux_X86_64 LibreOffice_project/30$Build-2</meta:generator>
    <meta:document-statistic meta:table-count="1" meta:cell-count="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Planilha1.E4:Planilha1.E47" svg:x="0.32cm" svg:y="0.18cm" svg:width="12.614cm" svg:height="8.64cm">
          <chart:coordinate-region svg:x="0.941cm" svg:y="0.38cm" svg:width="11.99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E4:Planilha1.E47" chart:class="chart:line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Planilha1.E4:Planilha1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1">
                <text:p>3.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305">
                <text:p>0.379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1305">
                <text:p>0.371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935">
                <text:p>0.3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5075">
                <text:p>0.365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795">
                <text:p>0.360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5205">
                <text:p>0.365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1785">
                <text:p>0.351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965">
                <text:p>0.289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8775">
                <text:p>0.228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4895">
                <text:p>0.214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7125">
                <text:p>0.207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7445">
                <text:p>0.207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7765">
                <text:p>0.20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8655">
                <text:p>0.20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5295">
                <text:p>0.205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0155">
                <text:p>0.190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2785">
                <text:p>0.182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445">
                <text:p>0.175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005">
                <text:p>0.177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7415">
                <text:p>0.177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3795">
                <text:p>0.173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155">
                <text:p>0.15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835">
                <text:p>0.152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4565">
                <text:p>0.144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9475">
                <text:p>0.139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6565">
                <text:p>0.146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6765">
                <text:p>0.146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6965">
                <text:p>0.146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2295">
                <text:p>0.142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4965">
                <text:p>0.134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7695">
                <text:p>0.127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0425">
                <text:p>0.120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4885">
                <text:p>0.114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7995">
                <text:p>0.107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085">
                <text:p>0.103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7345">
                <text:p>0.09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0345">
                <text:p>0.090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